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4.35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3.628cm"/>
    </style:style>
    <style:style style:name="co9" style:family="table-column">
      <style:table-column-properties fo:break-before="auto" style:column-width="3.29cm"/>
    </style:style>
    <style:style style:name="co10" style:family="table-column">
      <style:table-column-properties fo:break-before="auto" style:column-width="3.459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6.791cm"/>
    </style:style>
    <style:style style:name="co14" style:family="table-column">
      <style:table-column-properties fo:break-before="auto" style:column-width="7.684cm"/>
    </style:style>
    <style:style style:name="co15" style:family="table-column">
      <style:table-column-properties fo:break-before="auto" style:column-width="3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48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asos suspeitos</text:p>
          </table:table-cell>
          <table:table-cell table:style-name="ce1" office:value-type="string" calcext:value-type="string">
            <text:p>Casos confirmados</text:p>
          </table:table-cell>
          <table:table-cell table:style-name="ce1" office:value-type="string" calcext:value-type="string">
            <text:p>Resultados negativos</text:p>
          </table:table-cell>
          <table:table-cell table:style-name="ce1" office:value-type="string" calcext:value-type="string">
            <text:p>Internações UTI</text:p>
          </table:table-cell>
          <table:table-cell table:style-name="ce1" office:value-type="string" calcext:value-type="string">
            <text:p>Internações enfermaria</text:p>
          </table:table-cell>
          <table:table-cell table:style-name="ce1" office:value-type="string" calcext:value-type="string">
            <text:p>Altas UTI (24h)</text:p>
          </table:table-cell>
          <table:table-cell table:style-name="ce1" office:value-type="string" calcext:value-type="string">
            <text:p>Altas enfermaria (24h)</text:p>
          </table:table-cell>
          <table:table-cell table:style-name="ce1" office:value-type="string" calcext:value-type="string">
            <text:p>Óbitos Suspeitos</text:p>
          </table:table-cell>
          <table:table-cell table:style-name="ce1" office:value-type="string" calcext:value-type="string">
            <text:p>Óbitos confirmados</text:p>
          </table:table-cell>
          <table:table-cell office:value-type="string" calcext:value-type="string">
            <text:p>Óbitos negativos</text:p>
          </table:table-cell>
          <table:table-cell table:style-name="ce4" office:value-type="string" calcext:value-type="string">
            <text:p>Internações totais</text:p>
          </table:table-cell>
          <table:table-cell table:style-name="ce4" office:value-type="string" calcext:value-type="string">
            <text:p>Internações sala de emergência</text:p>
          </table:table-cell>
          <table:table-cell table:style-name="ce4" office:value-type="string" calcext:value-type="string">
            <text:p>Altas acumuladas UTI (desde 14/04/2020)</text:p>
          </table:table-cell>
          <table:table-cell table:style-name="ce4" office:value-type="string" calcext:value-type="string">
            <text:p>Altas acumuladas enfermaria (desde 14/04/2020)</text:p>
          </table:table-cell>
          <table:table-cell table:style-name="ce4" office:value-type="string" calcext:value-type="string">
            <text:p>Índice de ocupação UTI</text:p>
          </table:table-cell>
          <table:table-cell table:number-columns-repeated="48"/>
        </table:table-row>
        <table:table-row table:style-name="ro1">
          <table:table-cell table:style-name="ce7" office:value-type="date" office:date-value="2020-03-17" calcext:value-type="date">
            <text:p>17/03/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date" office:date-value="2020-03-18" calcext:value-type="date">
            <text:p>18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19" calcext:value-type="date">
            <text:p>19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20" calcext:value-type="date">
            <text:p>20/03/20</text:p>
          </table:table-cell>
          <table:table-cell table:number-columns-repeated="63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2" calcext:value-type="date">
            <text:p>22/03/2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3" calcext:value-type="date">
            <text:p>23/03/2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4" calcext:value-type="date">
            <text:p>24/03/20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5" calcext:value-type="date">
            <text:p>25/03/20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6" calcext:value-type="date">
            <text:p>26/03/20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7" calcext:value-type="date">
            <text:p>27/03/20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8" calcext:value-type="date">
            <text:p>28/03/20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9" calcext:value-type="date">
            <text:p>29/03/20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0" calcext:value-type="date">
            <text:p>30/03/20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1" calcext:value-type="date">
            <text:p>31/03/20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48"/>
        </table:table-row>
        <table:table-row table:style-name="ro1">
          <table:table-cell table:style-name="ce3" office:value-type="date" office:date-value="2020-04-01" calcext:value-type="date">
            <text:p>01/04/20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2" calcext:value-type="date">
            <text:p>02/04/20</text:p>
          </table:table-cell>
          <table:table-cell table:style-name="ce4" office:value-type="float" office:value="1368" calcext:value-type="float">
            <text:p>136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3" calcext:value-type="date">
            <text:p>03/04/20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table:style-name="ce4" office:value-type="float" office:value="1543" calcext:value-type="float">
            <text:p>154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5" calcext:value-type="date">
            <text:p>05/04/20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6" calcext:value-type="date">
            <text:p>06/04/20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7" calcext:value-type="date">
            <text:p>07/04/20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8" calcext:value-type="date">
            <text:p>08/04/20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9" calcext:value-type="date">
            <text:p>09/04/20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0" calcext:value-type="date">
            <text:p>10/04/20</text:p>
          </table:table-cell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1" calcext:value-type="date">
            <text:p>11/04/20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2" calcext:value-type="date">
            <text:p>12/04/20</text:p>
          </table:table-cell>
          <table:table-cell table:style-name="ce4" office:value-type="float" office:value="2211" calcext:value-type="float">
            <text:p>221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3" calcext:value-type="date">
            <text:p>13/04/20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4" calcext:value-type="date">
            <text:p>14/04/20</text:p>
          </table:table-cell>
          <table:table-cell table:style-name="ce4" office:value-type="float" office:value="2423" calcext:value-type="float">
            <text:p>2423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5" calcext:value-type="date">
            <text:p>15/04/20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6" calcext:value-type="date">
            <text:p>16/04/20</text:p>
          </table:table-cell>
          <table:table-cell table:style-name="ce4" office:value-type="float" office:value="2605" calcext:value-type="float">
            <text:p>2605</text:p>
          </table:table-cell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7" calcext:value-type="date">
            <text:p>17/04/20</text:p>
          </table:table-cell>
          <table:table-cell table:style-name="ce4" office:value-type="float" office:value="2687" calcext:value-type="float">
            <text:p>268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3]-[.N32]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8" calcext:value-type="date">
            <text:p>18/04/20</text:p>
          </table:table-cell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4]-[.N33]" office:value-type="float" office:value="6" calcext:value-type="float">
            <text:p>6</text:p>
          </table:table-cell>
          <table:table-cell table:style-name="ce4" table:formula="of:=[.O34]-[.O33]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9" calcext:value-type="date">
            <text:p>19/04/20</text:p>
          </table:table-cell>
          <table:table-cell table:style-name="ce4" office:value-type="float" office:value="2827" calcext:value-type="float">
            <text:p>282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35]-[.N34]" office:value-type="float" office:value="1" calcext:value-type="float">
            <text:p>1</text:p>
          </table:table-cell>
          <table:table-cell table:style-name="ce4" table:formula="of:=[.O35]-[.O34]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0" calcext:value-type="date">
            <text:p>20/04/20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table:formula="of:=[.N36]-[.N35]" office:value-type="float" office:value="4" calcext:value-type="float">
            <text:p>4</text:p>
          </table:table-cell>
          <table:table-cell table:style-name="ce4" table:formula="of:=[.O36]-[.O35]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1" calcext:value-type="date">
            <text:p>21/04/20</text:p>
          </table:table-cell>
          <table:table-cell table:style-name="ce4" office:value-type="float" office:value="2971" calcext:value-type="float">
            <text:p>297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37]-[.N36]" office:value-type="float" office:value="3" calcext:value-type="float">
            <text:p>3</text:p>
          </table:table-cell>
          <table:table-cell table:style-name="ce4" table:formula="of:=[.O37]-[.O36]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2" calcext:value-type="date">
            <text:p>22/04/20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8]-[.N37]" office:value-type="float" office:value="4" calcext:value-type="float">
            <text:p>4</text:p>
          </table:table-cell>
          <table:table-cell table:style-name="ce4" table:formula="of:=[.O38]-[.O37]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3" calcext:value-type="date">
            <text:p>23/04/20</text:p>
          </table:table-cell>
          <table:table-cell table:style-name="ce4" office:value-type="float" office:value="3168" calcext:value-type="float">
            <text:p>316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9]-[.N38]" office:value-type="float" office:value="3" calcext:value-type="float">
            <text:p>3</text:p>
          </table:table-cell>
          <table:table-cell table:style-name="ce4" table:formula="of:=[.O39]-[.O38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4" calcext:value-type="date">
            <text:p>24/04/20</text:p>
          </table:table-cell>
          <table:table-cell table:style-name="ce4" office:value-type="float" office:value="3291" calcext:value-type="float">
            <text:p>329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0]-[.N39]" office:value-type="float" office:value="4" calcext:value-type="float">
            <text:p>4</text:p>
          </table:table-cell>
          <table:table-cell table:style-name="ce4" table:formula="of:=[.O40]-[.O39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5" calcext:value-type="date">
            <text:p>25/04/20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N41]-[.N40]" office:value-type="float" office:value="10" calcext:value-type="float">
            <text:p>10</text:p>
          </table:table-cell>
          <table:table-cell table:style-name="ce4" table:formula="of:=[.O41]-[.O40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6" calcext:value-type="date">
            <text:p>26/04/20</text:p>
          </table:table-cell>
          <table:table-cell table:style-name="ce4" office:value-type="float" office:value="3524" calcext:value-type="float">
            <text:p>352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2]-[.N41]" office:value-type="float" office:value="2" calcext:value-type="float">
            <text:p>2</text:p>
          </table:table-cell>
          <table:table-cell table:style-name="ce4" table:formula="of:=[.O42]-[.O41]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7" calcext:value-type="date">
            <text:p>27/04/20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[.N43]-[.N42]" office:value-type="float" office:value="5" calcext:value-type="float">
            <text:p>5</text:p>
          </table:table-cell>
          <table:table-cell table:style-name="ce4" table:formula="of:=[.O43]-[.O42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8" calcext:value-type="date">
            <text:p>28/04/20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24" calcext:value-type="float">
            <text:p>122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44]-[.N43]" office:value-type="float" office:value="1" calcext:value-type="float">
            <text:p>1</text:p>
          </table:table-cell>
          <table:table-cell table:style-name="ce4" table:formula="of:=[.O44]-[.O43]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9" calcext:value-type="date">
            <text:p>29/04/20</text:p>
          </table:table-cell>
          <table:table-cell table:style-name="ce4" office:value-type="float" office:value="3779" calcext:value-type="float">
            <text:p>377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45]-[.N44]" office:value-type="float" office:value="6" calcext:value-type="float">
            <text:p>6</text:p>
          </table:table-cell>
          <table:table-cell table:style-name="ce4" table:formula="of:=[.O45]-[.O44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30" calcext:value-type="date">
            <text:p>30/04/20</text:p>
          </table:table-cell>
          <table:table-cell table:style-name="ce4" office:value-type="float" office:value="3863" calcext:value-type="float">
            <text:p>386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63" calcext:value-type="float">
            <text:p>136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6]-[.N45]" office:value-type="float" office:value="1" calcext:value-type="float">
            <text:p>1</text:p>
          </table:table-cell>
          <table:table-cell table:style-name="ce4" table:formula="of:=[.O46]-[.O44]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9" calcext:value-type="float">
            <text:p>6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1" calcext:value-type="date">
            <text:p>01/05/20</text:p>
          </table:table-cell>
          <table:table-cell table:style-name="ce4" office:value-type="float" office:value="3951" calcext:value-type="float">
            <text:p>395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7]-[.N46]" office:value-type="float" office:value="4" calcext:value-type="float">
            <text:p>4</text:p>
          </table:table-cell>
          <table:table-cell table:style-name="ce4" table:formula="of:=[.O47]-[.O46]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2" calcext:value-type="date">
            <text:p>02/05/20</text:p>
          </table:table-cell>
          <table:table-cell table:style-name="ce4" office:value-type="float" office:value="4039" calcext:value-type="float">
            <text:p>4039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8]-[.N47]" office:value-type="float" office:value="2" calcext:value-type="float">
            <text:p>2</text:p>
          </table:table-cell>
          <table:table-cell table:style-name="ce4" table:formula="of:=[.O48]-[.O47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0.7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3" calcext:value-type="date">
            <text:p>03/05/20</text:p>
          </table:table-cell>
          <table:table-cell table:style-name="ce4" office:value-type="float" office:value="4139" calcext:value-type="float">
            <text:p>413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9]-[.N48]" office:value-type="float" office:value="1" calcext:value-type="float">
            <text:p>1</text:p>
          </table:table-cell>
          <table:table-cell table:style-name="ce4" table:formula="of:=[.O49]-[.O48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4" calcext:value-type="date">
            <text:p>04/05/20</text:p>
          </table:table-cell>
          <table:table-cell table:style-name="ce4" office:value-type="float" office:value="4237" calcext:value-type="float">
            <text:p>4237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834" calcext:value-type="float">
            <text:p>183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[.N50]-[.N49]" office:value-type="float" office:value="5" calcext:value-type="float">
            <text:p>5</text:p>
          </table:table-cell>
          <table:table-cell table:style-name="ce4" table:formula="of:=[.O50]-[.O49]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81" calcext:value-type="float">
            <text:p>8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0.9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5" calcext:value-type="date">
            <text:p>05/05/20</text:p>
          </table:table-cell>
          <table:table-cell table:style-name="ce4" office:value-type="float" office:value="4345" calcext:value-type="float">
            <text:p>434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924" calcext:value-type="float">
            <text:p>192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51]-[.N50]" office:value-type="float" office:value="2" calcext:value-type="float">
            <text:p>2</text:p>
          </table:table-cell>
          <table:table-cell table:style-name="ce4" table:formula="of:=[.O51]-[.O50]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4" office:value-type="float" office:value="83" calcext:value-type="float">
            <text:p>83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0.9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6" calcext:value-type="date">
            <text:p>06/05/20</text:p>
          </table:table-cell>
          <table:table-cell table:style-name="ce4" office:value-type="float" office:value="4476" calcext:value-type="float">
            <text:p>4476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52]-[.N51]" office:value-type="float" office:value="6" calcext:value-type="float">
            <text:p>6</text:p>
          </table:table-cell>
          <table:table-cell table:style-name="ce4" table:formula="of:=[.O52]-[.O51]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89" calcext:value-type="float">
            <text:p>89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0.9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7" calcext:value-type="date">
            <text:p>07/05/20</text:p>
          </table:table-cell>
          <table:table-cell table:style-name="ce4" office:value-type="float" office:value="4626" calcext:value-type="float">
            <text:p>4626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231" calcext:value-type="float">
            <text:p>223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N53]-[.N52]" office:value-type="float" office:value="3" calcext:value-type="float">
            <text:p>3</text:p>
          </table:table-cell>
          <table:table-cell table:style-name="ce4" table:formula="of:=[.O53]-[.O52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92" calcext:value-type="float">
            <text:p>92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8" calcext:value-type="date">
            <text:p>08/05/20</text:p>
          </table:table-cell>
          <table:table-cell table:style-name="ce4" office:value-type="float" office:value="4779" calcext:value-type="float">
            <text:p>4779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241" calcext:value-type="float">
            <text:p>224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54]-[.N53]" office:value-type="float" office:value="2" calcext:value-type="float">
            <text:p>2</text:p>
          </table:table-cell>
          <table:table-cell table:style-name="ce4" table:formula="of:=[.O54]-[.O53]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94" calcext:value-type="float">
            <text:p>9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9" calcext:value-type="date">
            <text:p>09/05/20</text:p>
          </table:table-cell>
          <table:table-cell table:style-name="ce4" office:value-type="float" office:value="4920" calcext:value-type="float">
            <text:p>4920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395" calcext:value-type="float">
            <text:p>239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[.N55]-[.N54]" office:value-type="float" office:value="6" calcext:value-type="float">
            <text:p>6</text:p>
          </table:table-cell>
          <table:table-cell table:style-name="ce4" table:formula="of:=[.O55]-[.O54]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string" calcext:value-type="string">
            <text:p>0.8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0" calcext:value-type="date">
            <text:p>10/05/20</text:p>
          </table:table-cell>
          <table:table-cell table:style-name="ce4" office:value-type="float" office:value="5053" calcext:value-type="float">
            <text:p>505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477" calcext:value-type="float">
            <text:p>247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56]-[.N55]" office:value-type="float" office:value="3" calcext:value-type="float">
            <text:p>3</text:p>
          </table:table-cell>
          <table:table-cell table:style-name="ce4" table:formula="of:=[.O56]-[.O55]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1" calcext:value-type="date">
            <text:p>11/05/20</text:p>
          </table:table-cell>
          <table:table-cell table:style-name="ce4" office:value-type="float" office:value="5199" calcext:value-type="float">
            <text:p>5199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522" calcext:value-type="float">
            <text:p>2522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4" table:formula="of:=[.N57]-[.N56]" office:value-type="float" office:value="4" calcext:value-type="float">
            <text:p>4</text:p>
          </table:table-cell>
          <table:table-cell table:style-name="ce4" table:formula="of:=[.O57]-[.O56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2" calcext:value-type="date">
            <text:p>12/05/20</text:p>
          </table:table-cell>
          <table:table-cell table:style-name="ce4" office:value-type="float" office:value="5354" calcext:value-type="float">
            <text:p>5354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2705" calcext:value-type="float">
            <text:p>270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string" calcext:value-type="string">
            <text:p>0.8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3" calcext:value-type="date">
            <text:p>13/05/20</text:p>
          </table:table-cell>
          <table:table-cell table:style-name="ce4" office:value-type="float" office:value="5494" calcext:value-type="float">
            <text:p>5494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2772" calcext:value-type="float">
            <text:p>277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string" calcext:value-type="string">
            <text:p>0.77</text:p>
          </table:table-cell>
          <table:table-cell table:number-columns-repeated="48"/>
        </table:table-row>
        <table:table-row table:style-name="ro1" table:number-rows-repeated="941">
          <table:table-cell table:style-name="ce4" table:number-columns-repeated="10"/>
          <table:table-cell/>
          <table:table-cell table:style-name="ce4" table:number-columns-repeated="5"/>
          <table:table-cell table:number-columns-repeated="48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08:11:14.62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09:11:10.590000000</meta:creation-date>
    <dc:date>2020-05-14T08:13:37.244000000</dc:date>
    <meta:editing-duration>PT1H10M1S</meta:editing-duration>
    <meta:editing-cycles>19</meta:editing-cycles>
    <meta:generator>LibreOffice/6.4.3.2$Windows_X86_64 LibreOffice_project/747b5d0ebf89f41c860ec2a39efd7cb15b54f2d8</meta:generator>
    <meta:document-statistic meta:table-count="1" meta:cell-count="650" meta:object-count="0"/>
  </office:meta>
</office:document-meta>
</file>